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22pt" fo:font-weight="bold" officeooo:rsid="00023c0c" officeooo:paragraph-rsid="00023c0c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1pt" fo:font-weight="bold" officeooo:rsid="00023da7" officeooo:paragraph-rsid="00023da7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1pt" fo:font-weight="bold" officeooo:rsid="0003fca6" officeooo:paragraph-rsid="0003fca6" style:font-size-asian="9.60000038146973pt" style:font-weight-asian="bold" style:font-size-complex="11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1pt" fo:font-weight="normal" officeooo:rsid="000a7e61" officeooo:paragraph-rsid="000a7e61" fo:background-color="#ff8000" style:font-size-asian="9.60000038146973pt" style:font-weight-asian="normal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fo:background-color="#ff8000" style:font-size-asian="9.60000038146973pt" style:font-weight-asian="normal" style:font-size-complex="11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officeooo:paragraph-rsid="0003fca6"/>
    </style:style>
    <style:style style:name="P8" style:family="paragraph" style:parent-style-name="Preformatted_20_Text">
      <style:paragraph-properties fo:text-align="start" style:justify-single-word="false"/>
      <style:text-properties officeooo:paragraph-rsid="0009766e"/>
    </style:style>
    <style:style style:name="P9" style:family="paragraph" style:parent-style-name="Preformatted_20_Text">
      <style:paragraph-properties fo:text-align="start" style:justify-single-word="false"/>
      <style:text-properties officeooo:paragraph-rsid="000a7e61"/>
    </style:style>
    <style:style style:name="P10" style:family="paragraph" style:parent-style-name="Preformatted_20_Text">
      <style:paragraph-properties fo:text-align="start" style:justify-single-word="false"/>
      <style:text-properties officeooo:paragraph-rsid="001a5562"/>
    </style:style>
    <style:style style:name="P11" style:family="paragraph" style:parent-style-name="Preformatted_20_Text">
      <style:paragraph-properties fo:text-align="start" style:justify-single-word="false"/>
      <style:text-properties officeooo:paragraph-rsid="002aa844"/>
    </style:style>
    <style:style style:name="P12" style:family="paragraph" style:parent-style-name="Preformatted_20_Text">
      <style:paragraph-properties fo:text-align="start" style:justify-single-word="false"/>
      <style:text-properties officeooo:paragraph-rsid="002c788f"/>
    </style:style>
    <style:style style:name="P13" style:family="paragraph" style:parent-style-name="Preformatted_20_Text">
      <style:paragraph-properties fo:text-align="center" style:justify-single-word="false"/>
      <style:text-properties fo:font-size="36pt" fo:font-weight="bold" officeooo:rsid="00023c0c" officeooo:paragraph-rsid="00023c0c" style:font-size-asian="36pt" style:font-weight-asian="bold" style:font-size-complex="36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color="#158466" fo:font-size="15pt" fo:font-weight="bold" officeooo:rsid="00072b35" officeooo:paragraph-rsid="00072b35" style:font-size-asian="15pt" style:font-weight-asian="bold" style:font-size-complex="15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color="#158466" fo:font-size="15pt" fo:font-weight="bold" officeooo:rsid="0011c510" officeooo:paragraph-rsid="0011c510" style:font-size-asian="15pt" style:font-weight-asian="bold" style:font-size-complex="15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158466" fo:font-size="15pt" fo:font-weight="bold" officeooo:rsid="0012edf7" officeooo:paragraph-rsid="0012edf7" style:font-size-asian="15pt" style:font-weight-asian="bold" style:font-size-complex="15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158466" fo:font-size="16pt" fo:font-weight="bold" officeooo:rsid="00085e88" officeooo:paragraph-rsid="00085e88" style:font-size-asian="16pt" style:font-weight-asian="bold" style:font-size-complex="16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color="#158466" fo:font-size="11pt" fo:font-weight="normal" officeooo:rsid="0019b193" officeooo:paragraph-rsid="0019b193" style:font-size-asian="11pt" style:font-weight-asian="normal" style:font-size-complex="11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158466" fo:font-size="11pt" fo:font-weight="normal" officeooo:rsid="001c9795" officeooo:paragraph-rsid="001c9795" style:font-size-asian="11pt" style:font-weight-asian="normal" style:font-size-complex="11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158466" fo:font-size="11pt" fo:font-weight="normal" officeooo:rsid="002da7bc" officeooo:paragraph-rsid="002da7bc" fo:background-color="transparent" style:font-size-asian="11pt" style:font-weight-asian="normal" style:font-size-complex="11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158466" fo:font-size="11pt" fo:font-weight="normal" officeooo:rsid="002ed70f" officeooo:paragraph-rsid="002ed70f" fo:background-color="transparent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158466" officeooo:paragraph-rsid="002f86c3" fo:background-color="transparent"/>
    </style:style>
    <style:style style:name="P23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style:font-size-asian="11pt" style:font-weight-asian="normal" style:font-size-complex="11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fo:font-size="11pt" fo:font-weight="normal" officeooo:rsid="0015a491" officeooo:paragraph-rsid="0015a491" style:font-size-asian="11pt" style:font-weight-asian="normal" style:font-size-complex="11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fo:font-size="11pt" fo:font-weight="normal" officeooo:rsid="00278c9a" officeooo:paragraph-rsid="00278c9a" style:font-size-asian="11pt" style:font-weight-asian="normal" style:font-size-complex="11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aa844" style:font-size-asian="11pt" style:font-weight-asian="normal" style:font-size-complex="11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fo:font-size="11pt" fo:font-weight="normal" officeooo:rsid="001e3dea" officeooo:paragraph-rsid="001e3dea" fo:background-color="#ff8000" style:font-size-asian="11pt" style:font-weight-asian="normal" style:font-size-complex="11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fo:background-color="#ff8000" style:font-size-asian="11pt" style:font-weight-asian="normal" style:font-size-complex="11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fo:font-size="11pt" fo:font-weight="normal" officeooo:rsid="00278c9a" officeooo:paragraph-rsid="00278c9a" fo:background-color="#ff4000" style:font-size-asian="11pt" style:font-weight-asian="normal" style:font-size-complex="11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f86c3" fo:background-color="#ff4000" style:font-size-asian="11pt" style:font-weight-asian="normal" style:font-size-complex="11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fo:font-size="11pt" fo:font-weight="normal" officeooo:rsid="002da7bc" officeooo:paragraph-rsid="002da7bc" fo:background-color="#ff4000" style:font-size-asian="11pt" style:font-weight-asian="normal" style:font-size-complex="11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fo:font-size="11pt" fo:font-weight="normal" officeooo:rsid="002ed70f" officeooo:paragraph-rsid="002ed70f" fo:background-color="#ff4000" style:font-size-asian="11pt" style:font-weight-asian="normal" style:font-size-complex="11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officeooo:paragraph-rsid="002c788f" fo:background-color="#ff4000"/>
    </style:style>
    <style:style style:name="P34" style:family="paragraph" style:parent-style-name="Preformatted_20_Text">
      <style:paragraph-properties fo:text-align="start" style:justify-single-word="false"/>
      <style:text-properties fo:color="#000000" officeooo:rsid="002f86c3" officeooo:paragraph-rsid="002f86c3" fo:background-color="#ff4000"/>
    </style:style>
    <style:style style:name="P35" style:family="paragraph" style:parent-style-name="Preformatted_20_Text">
      <style:paragraph-properties fo:text-align="start" style:justify-single-word="false"/>
      <style:text-properties fo:font-size="10.5pt" fo:font-weight="bold" officeooo:rsid="00023da7" officeooo:paragraph-rsid="00023da7" style:font-size-asian="10.5pt" style:font-weight-asian="bold" style:font-size-complex="10.5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Mono" fo:font-size="15pt" style:font-name-asian="Noto Sans Mono CJK SC" style:font-size-asian="15pt" style:font-name-complex="Liberation Mono" style:font-size-complex="15pt"/>
    </style:style>
    <style:style style:name="P37" style:family="paragraph" style:parent-style-name="Preformatted_20_Text">
      <style:paragraph-properties fo:text-align="start" style:justify-single-word="false"/>
      <style:text-properties fo:color="#00a933" fo:font-size="11pt" fo:font-weight="normal" officeooo:rsid="001f0d5a" officeooo:paragraph-rsid="001f0d5a" fo:background-color="transparent" style:font-size-asian="11pt" style:font-weight-asian="normal" style:font-size-complex="11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color="#00a933" fo:font-size="11pt" fo:font-weight="normal" officeooo:rsid="00278c9a" officeooo:paragraph-rsid="00278c9a" style:font-size-asian="11pt" style:font-weight-asian="normal" style:font-size-complex="11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color="#00a933" officeooo:paragraph-rsid="002aa844"/>
    </style:style>
    <style:style style:name="P40" style:family="paragraph" style:parent-style-name="Table_20_Contents">
      <style:paragraph-properties fo:text-align="start" style:justify-single-word="false"/>
      <style:text-properties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fo:font-size="11pt" officeooo:rsid="000667c4" officeooo:paragraph-rsid="000667c4" style:font-name-asian="Noto Sans Mono CJK SC" style:font-size-asian="9.60000038146973pt" style:font-name-complex="Liberation Mono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Liberation Mono" fo:font-size="12pt" officeooo:rsid="0012edf7" officeooo:paragraph-rsid="0012edf7" style:font-name-asian="Noto Sans Mono CJK SC" style:font-size-asian="12pt" style:font-name-complex="Liberation Mono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fo:font-size="12pt" style:font-name-asian="Noto Sans Mono CJK SC" style:font-size-asian="12pt" style:font-name-complex="Liberation Mono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25b925" officeooo:paragraph-rsid="0025b925" fo:background-color="#ffff00" style:font-name-asian="Noto Sans Mono CJK SC" style:font-size-asian="14pt" style:font-weight-asian="bold" style:font-name-complex="Liberation Mono" style:font-size-complex="14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158466"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46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7" style:family="paragraph" style:parent-style-name="Preformatted_20_Text">
      <style:paragraph-properties fo:text-align="start" style:justify-single-word="false"/>
      <style:text-properties fo:color="#00a933" fo:font-size="11pt" fo:font-weight="normal" officeooo:rsid="001f0d5a" officeooo:paragraph-rsid="001f0d5a" fo:background-color="transparent" style:font-size-asian="11pt" style:font-weight-asian="normal" style:font-size-complex="11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color="#00a933" fo:font-size="11pt" fo:font-weight="normal" officeooo:rsid="002aa844" officeooo:paragraph-rsid="002c788f" fo:background-color="transparent" style:font-size-asian="11pt" style:font-weight-asian="normal" style:font-size-complex="11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color="#00a933" fo:font-size="11pt" fo:font-weight="normal" officeooo:rsid="002c788f" officeooo:paragraph-rsid="002c788f" fo:background-color="transparent" style:font-size-asian="11pt" style:font-weight-asian="normal" style:font-size-complex="11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c788f" fo:background-color="#ff4000" style:font-size-asian="11pt" style:font-weight-asian="normal" style:font-size-complex="11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f86c3" fo:background-color="#ff4000" style:font-size-asian="11pt" style:font-weight-asian="normal" style:font-size-complex="11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color="#000000" fo:font-size="11pt" fo:font-weight="normal" officeooo:rsid="002f86c3" officeooo:paragraph-rsid="002f86c3" fo:background-color="#ff4000" style:font-size-asian="11pt" style:font-weight-asian="normal" style:font-size-complex="11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fo:color="#000000" fo:font-size="11pt" fo:font-weight="normal" officeooo:rsid="002ed70f" officeooo:paragraph-rsid="002ed70f" fo:background-color="#ff4000" style:font-size-asian="11pt" style:font-weight-asian="normal" style:font-size-complex="11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color="#000000" fo:font-size="11pt" fo:font-weight="normal" officeooo:rsid="0034e6bb" officeooo:paragraph-rsid="0034e6bb" fo:background-color="#ff4000" style:font-size-asian="11pt" style:font-weight-asian="normal" style:font-size-complex="11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fo:color="#158466" fo:font-size="11pt" fo:font-weight="normal" officeooo:rsid="0034e6bb" officeooo:paragraph-rsid="0034e6bb" fo:background-color="transparent" style:font-size-asian="11pt" style:font-weight-asian="normal" style:font-size-complex="11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color="#158466" fo:font-size="11pt" fo:font-weight="normal" officeooo:rsid="0035a91b" officeooo:paragraph-rsid="0035a91b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023da7"/>
    </style:style>
    <style:style style:name="T2" style:family="text">
      <style:text-properties fo:font-size="11pt" fo:font-weight="normal" officeooo:rsid="0003fca6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78c9a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2aa844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2c788f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f86c3" style:font-size-asian="11pt" style:font-weight-asian="normal" style:font-size-complex="11pt" style:font-weight-complex="normal"/>
    </style:style>
    <style:style style:name="T8" style:family="text">
      <style:text-properties style:font-name="Liberation Mono" fo:font-size="11pt" fo:font-weight="normal" officeooo:rsid="0003fca6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9" style:family="text">
      <style:text-properties style:font-name="Liberation Mono" fo:font-size="11pt" fo:font-weight="normal" officeooo:rsid="002aa844" style:font-name-asian="Noto Sans Mono CJK SC" style:font-size-asian="11pt" style:font-weight-asian="normal" style:font-name-complex="Liberation Mono" style:font-size-complex="11pt" style:font-weight-complex="normal"/>
    </style:style>
    <style:style style:name="T10" style:family="text">
      <style:text-properties officeooo:rsid="00098add"/>
    </style:style>
    <style:style style:name="T11" style:family="text">
      <style:text-properties fo:color="#158466" fo:font-size="11pt" fo:font-weight="normal" officeooo:rsid="0009766e" style:font-size-asian="11pt" style:font-weight-asian="normal" style:font-size-complex="11pt" style:font-weight-complex="normal"/>
    </style:style>
    <style:style style:name="T12" style:family="text">
      <style:text-properties fo:color="#158466" fo:font-size="11pt" fo:font-weight="normal" officeooo:rsid="000bfb6f" style:font-size-asian="11pt" style:font-weight-asian="normal" style:font-size-complex="11pt" style:font-weight-complex="normal"/>
    </style:style>
    <style:style style:name="T13" style:family="text">
      <style:text-properties fo:color="#158466" fo:font-size="11pt" fo:font-weight="normal" officeooo:rsid="000c72cd" style:font-size-asian="11pt" style:font-weight-asian="normal" style:font-size-complex="11pt" style:font-weight-complex="normal"/>
    </style:style>
    <style:style style:name="T14" style:family="text">
      <style:text-properties fo:color="#158466" fo:font-size="11pt" fo:font-weight="normal" officeooo:rsid="000d20a5" style:font-size-asian="11pt" style:font-weight-asian="normal" style:font-size-complex="11pt" style:font-weight-complex="normal"/>
    </style:style>
    <style:style style:name="T15" style:family="text">
      <style:text-properties fo:color="#158466" fo:font-size="11pt" fo:font-weight="normal" officeooo:rsid="000e73ca" style:font-size-asian="11pt" style:font-weight-asian="normal" style:font-size-complex="11pt" style:font-weight-complex="normal"/>
    </style:style>
    <style:style style:name="T16" style:family="text">
      <style:text-properties fo:color="#158466" fo:font-size="11pt" fo:font-weight="normal" officeooo:rsid="000f1338" style:font-size-asian="11pt" style:font-weight-asian="normal" style:font-size-complex="11pt" style:font-weight-complex="normal"/>
    </style:style>
    <style:style style:name="T17" style:family="text">
      <style:text-properties fo:color="#158466" fo:font-size="11pt" fo:font-weight="normal" officeooo:rsid="0010aab2" style:font-size-asian="11pt" style:font-weight-asian="normal" style:font-size-complex="11pt" style:font-weight-complex="normal"/>
    </style:style>
    <style:style style:name="T18" style:family="text">
      <style:text-properties fo:color="#158466" fo:font-size="11pt" fo:font-weight="normal" officeooo:rsid="0010efa4" style:font-size-asian="11pt" style:font-weight-asian="normal" style:font-size-complex="11pt" style:font-weight-complex="normal"/>
    </style:style>
    <style:style style:name="T19" style:family="text">
      <style:text-properties fo:color="#158466" fo:font-size="11pt" fo:font-weight="normal" officeooo:rsid="00194dac" style:font-size-asian="11pt" style:font-weight-asian="normal" style:font-size-complex="11pt" style:font-weight-complex="normal"/>
    </style:style>
    <style:style style:name="T20" style:family="text">
      <style:text-properties fo:color="#158466" fo:font-size="11pt" fo:font-weight="normal" officeooo:rsid="001981b0" style:font-size-asian="11pt" style:font-weight-asian="normal" style:font-size-complex="11pt" style:font-weight-complex="normal"/>
    </style:style>
    <style:style style:name="T21" style:family="text">
      <style:text-properties fo:color="#158466" fo:font-size="11pt" fo:font-weight="normal" officeooo:rsid="000a7e61" style:font-size-asian="9.60000038146973pt" style:font-weight-asian="normal" style:font-size-complex="11pt" style:font-weight-complex="normal"/>
    </style:style>
    <style:style style:name="T22" style:family="text">
      <style:text-properties fo:color="#158466" fo:font-size="11pt" fo:font-weight="normal" officeooo:rsid="000bfb6f" style:font-size-asian="9.60000038146973pt" style:font-weight-asian="normal" style:font-size-complex="11pt" style:font-weight-complex="normal"/>
    </style:style>
    <style:style style:name="T23" style:family="text">
      <style:text-properties fo:color="#158466" fo:font-size="11pt" fo:font-weight="normal" officeooo:rsid="000a7e61" fo:background-color="#ffff00" loext:char-shading-value="0" style:font-size-asian="9.60000038146973pt" style:font-weight-asian="normal" style:font-size-complex="11pt" style:font-weight-complex="normal"/>
    </style:style>
    <style:style style:name="T24" style:family="text">
      <style:text-properties fo:color="#158466" fo:font-size="11pt" fo:font-weight="normal" officeooo:rsid="000c72cd" fo:background-color="#ffff00" loext:char-shading-value="0" style:font-size-asian="11pt" style:font-weight-asian="normal" style:font-size-complex="11pt" style:font-weight-complex="normal"/>
    </style:style>
    <style:style style:name="T25" style:family="text">
      <style:text-properties fo:color="#158466" fo:font-size="11pt" fo:font-weight="normal" officeooo:rsid="000d20a5" fo:background-color="#ffff00" loext:char-shading-value="0" style:font-size-asian="11pt" style:font-weight-asian="normal" style:font-size-complex="11pt" style:font-weight-complex="normal"/>
    </style:style>
    <style:style style:name="T26" style:family="text">
      <style:text-properties fo:color="#158466" fo:font-size="11pt" fo:font-weight="normal" officeooo:rsid="00194dac" fo:background-color="#ffff00" loext:char-shading-value="0" style:font-size-asian="11pt" style:font-weight-asian="normal" style:font-size-complex="11pt" style:font-weight-complex="normal"/>
    </style:style>
    <style:style style:name="T27" style:family="text">
      <style:text-properties fo:color="#158466" style:font-name="Liberation Mono" fo:font-size="11pt" fo:font-weight="normal" officeooo:rsid="000d20a5" style:font-name-asian="Noto Sans Mono CJK SC" style:font-size-asian="11pt" style:font-weight-asian="normal" style:font-name-complex="Liberation Mono" style:font-size-complex="11pt" style:font-weight-complex="normal"/>
    </style:style>
    <style:style style:name="T28" style:family="text">
      <style:text-properties fo:color="#158466" style:font-name="Liberation Mono" fo:font-size="11pt" fo:font-weight="normal" officeooo:rsid="0010aab2" style:font-name-asian="Noto Sans Mono CJK SC" style:font-size-asian="11pt" style:font-weight-asian="normal" style:font-name-complex="Liberation Mono" style:font-size-complex="11pt" style:font-weight-complex="normal"/>
    </style:style>
    <style:style style:name="T29" style:family="text">
      <style:text-properties fo:color="#158466" style:font-name="Liberation Mono" fo:font-size="11pt" fo:font-weight="normal" officeooo:rsid="0018acea" fo:background-color="#ffff00" loext:char-shading-value="0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30" style:family="text">
      <style:text-properties fo:color="#158466" style:font-name="Liberation Mono" fo:font-size="15pt" fo:font-weight="bold" officeooo:rsid="001e3dea" fo:background-color="#ffff00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31" style:family="text">
      <style:text-properties fo:color="#158466" fo:font-size="15pt" fo:font-weight="bold" officeooo:rsid="001a5562" style:font-size-asian="15pt" style:font-weight-asian="bold" style:font-size-complex="15pt" style:font-weight-complex="bold"/>
    </style:style>
    <style:style style:name="T32" style:family="text">
      <style:text-properties fo:color="#158466" fo:font-size="15pt" fo:font-weight="bold" officeooo:rsid="001a5562" fo:background-color="#ffff00" loext:char-shading-value="0" style:font-size-asian="15pt" style:font-weight-asian="bold" style:font-size-complex="15pt" style:font-weight-complex="bold"/>
    </style:style>
    <style:style style:name="T33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4" style:family="text">
      <style:text-properties officeooo:rsid="0019b193"/>
    </style:style>
    <style:style style:name="T35" style:family="text">
      <style:text-properties officeooo:rsid="001fc47a"/>
    </style:style>
    <style:style style:name="T36" style:family="text">
      <style:text-properties fo:color="#00a933" fo:font-size="11pt" fo:font-weight="normal" officeooo:rsid="001f0d5a" fo:background-color="transparent" loext:char-shading-value="0" style:font-size-asian="11pt" style:font-weight-asian="normal" style:font-size-complex="11pt" style:font-weight-complex="normal"/>
    </style:style>
    <style:style style:name="T37" style:family="text">
      <style:text-properties fo:color="#00a933" fo:font-size="11pt" fo:font-weight="normal" officeooo:rsid="001fc47a" fo:background-color="transparent" loext:char-shading-value="0" style:font-size-asian="11pt" style:font-weight-asian="normal" style:font-size-complex="11pt" style:font-weight-complex="normal"/>
    </style:style>
    <style:style style:name="T38" style:family="text">
      <style:text-properties fo:color="#00a933" fo:font-size="11pt" fo:font-weight="normal" officeooo:rsid="002aa844" fo:background-color="transparent" loext:char-shading-value="0" style:font-size-asian="11pt" style:font-weight-asian="normal" style:font-size-complex="11pt" style:font-weight-complex="normal"/>
    </style:style>
    <style:style style:name="T39" style:family="text">
      <style:text-properties fo:color="#00a933" style:font-name="Liberation Mono" fo:font-size="11pt" fo:font-weight="normal" officeooo:rsid="001f0d5a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0" style:family="text">
      <style:text-properties fo:color="#00a933" style:font-name="Liberation Mono" fo:font-size="11pt" fo:font-weight="normal" officeooo:rsid="001fc47a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1" style:family="text">
      <style:text-properties fo:color="#00a933" style:font-name="Liberation Mono" fo:font-size="11pt" fo:font-weight="normal" officeooo:rsid="00218b54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2" style:family="text">
      <style:text-properties fo:color="#00a933" style:font-name="Liberation Mono" fo:font-size="11pt" fo:font-weight="normal" officeooo:rsid="002aa844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3" style:family="text">
      <style:text-properties fo:color="#00a933" style:font-name="Liberation Mono" fo:font-size="11pt" fo:font-weight="normal" officeooo:rsid="002ac8ad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4" style:family="text">
      <style:text-properties officeooo:rsid="0028d5c0"/>
    </style:style>
    <style:style style:name="T45" style:family="text">
      <style:text-properties officeooo:rsid="002aa844"/>
    </style:style>
    <style:style style:name="T46" style:family="text">
      <style:text-properties officeooo:rsid="0034e6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ruffle</text:p>
      <text:p text:style-name="P1"/>
      <text:p text:style-name="P14"/>
      <text:p text:style-name="P15">Ganache Installation</text:p>
      <table:table table:name="Table2" table:style-name="Table2">
        <table:table-column table:style-name="Table2.A"/>
        <table:table-row table:style-name="TableLine93911225863376">
          <table:table-cell table:style-name="Table2.A1" office:value-type="string">
            <text:p text:style-name="P36"><text:span text:style-name="Source_20_Text"><text:span text:style-name="T33">$ apt-get update &amp;&amp; apt-get install -y wget libgtk-3-dev libfuse-dev libgtkextra-dev libgconf2-dev libnss3 libasound2 libxtst-dev libxss1 libx11-6 libx11-xcb-dev</text:span></text:span></text:p>
            <text:p text:style-name="P46"><text:span text:style-name="Source_20_Text"><text:span text:style-name="T33"/></text:span></text:p>
            <text:p text:style-name="P46"><text:span text:style-name="Source_20_Text"><text:span text:style-name="T33">$ wget https://github.com/trufflesuite/ganache-ui/releases/download/v2.5.4/ganache-2.5.4-linux-x86_64.AppImage</text:span></text:span></text:p>
            <text:p text:style-name="P46"><text:span text:style-name="Source_20_Text"><text:span text:style-name="T33"/></text:span></text:p>
            <text:p text:style-name="P46"><text:span text:style-name="Source_20_Text"><text:span text:style-name="T33">$ chmod +x ganache-2.5.4-linux-x86_64.AppImage </text:span></text:span></text:p>
            <text:p text:style-name="P46"><text:span text:style-name="Source_20_Text"><text:span text:style-name="T33"/></text:span></text:p>
            <text:p text:style-name="P46"><text:span text:style-name="Source_20_Text"><text:span text:style-name="T33">$ ./ganache-2.5.4-linux-x86_64.AppImage</text:span></text:span></text:p>
            <text:p text:style-name="P43"/>
          </table:table-cell>
        </table:table-row>
      </table:table>
      <text:p text:style-name="P15"/>
      <text:p text:style-name="P14"/>
      <text:p text:style-name="P14"/>
      <text:p text:style-name="P14"/>
      <text:p text:style-name="P16">MetaMask Installation</text:p>
      <table:table table:name="Table3" table:style-name="Table3">
        <table:table-column table:style-name="Table3.A"/>
        <table:table-row table:style-name="TableLine93911225950032">
          <table:table-cell table:style-name="Table3.A1" office:value-type="string">
            <text:p text:style-name="P42">Install it as a chrome extention</text:p>
          </table:table-cell>
        </table:table-row>
      </table:table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<text:span text:style-name="T31">We can </text:span><text:span text:style-name="T30">compile</text:span><text:span text:style-name="T31"> and </text:span><text:span text:style-name="T32">deploy</text:span><text:span text:style-name="T31"> smart contracts using Truffle, same as Remix.</text:span></text:p>
      <text:p text:style-name="P14"/>
      <text:p text:style-name="P14"/>
      <text:p text:style-name="P14"/>
      <text:p text:style-name="P14"><text:span text:style-name="T1">I</text:span>nstalation</text:p>
      <text:p text:style-name="P35"/>
      <text:p text:style-name="P35"/>
      <text:p text:style-name="P35"/>
      <text:p text:style-name="P35">&gt;&gt; sudo npm install -g truffle </text:p>
      <text:p text:style-name="P2">&gt;&gt; truffle version</text:p>
      <text:p text:style-name="P2"/>
      <text:p text:style-name="P4">Truffle v5.5.15 (core: 5.5.15)</text:p>
      <text:p text:style-name="P4">Ganache V^7.1.0</text:p>
      <text:p text:style-name="P4">Solidity v0.5.16 (colc-js)</text:p>
      <text:p text:style-name="P4">Node v18.2.0</text:p>
      <text:p text:style-name="P4">web3.js v1.5.3</text:p>
      <text:p text:style-name="P4"/>
      <text:p text:style-name="P4"/>
      <text:p text:style-name="P3"/>
      <text:p text:style-name="P3"/>
      <text:p text:style-name="P3">&gt;&gt; npm --v</text:p>
      <text:p text:style-name="P4">8.10.0</text:p>
      <text:p text:style-name="P4"/>
      <text:p text:style-name="P3"/>
      <text:p text:style-name="P3"/>
      <text:p text:style-name="P3">&gt;&gt;python3 –version</text:p>
      <text:p text:style-name="P7"><text:span text:style-name="T2">python </text:span><text:span text:style-name="T8">3</text:span><text:span text:style-name="T2">.8.10</text:span></text:p>
      <text:p text:style-name="P4"/>
      <text:p text:style-name="P4"/>
      <table:table table:name="Table1" table:style-name="Table1">
        <table:table-column table:style-name="Table1.A"/>
        <table:table-row table:style-name="TableLine93911225979424">
          <table:table-cell table:style-name="Table1.A1" office:value-type="string">
            <text:p text:style-name="P45"># To update npm to a specific version</text:p>
            <text:p text:style-name="P45"/>
            <text:p text:style-name="P41">sudo npm install -g npm@8.10.0</text:p>
            <text:p text:style-name="P40"/>
            <text:p text:style-name="P45"># To update npm to the latest version</text:p>
            <text:p text:style-name="P41"/>
            <text:p text:style-name="P41">sudo npm install npm -g</text:p>
          </table:table-cell>
        </table:table-row>
      </table:table>
      <text:p text:style-name="P4"/>
      <text:p text:style-name="P4"/>
      <text:p text:style-name="P9"><text:span text:style-name="T21"># </text:span><text:span text:style-name="T22">It</text:span><text:span text:style-name="T21"> installs all </text:span><text:span text:style-name="T29">dependencies</text:span><text:span text:style-name="T21"> inside </text:span><text:span text:style-name="T23">package.json</text:span><text:span text:style-name="T21"> and after that the installation process finishes, a package called node_modules will appear </text:span></text:p>
      <text:p text:style-name="P5">&gt;&gt; npm install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7">Usage</text:p>
      <text:p text:style-name="P17"/>
      <text:p text:style-name="P8"><text:span text:style-name="T11"># </text:span><text:span text:style-name="T12">It</text:span><text:span text:style-name="T11"> initialize truffle </text:span><text:span text:style-name="T13">and adds </text:span><text:span text:style-name="T19">a file called </text:span><text:span text:style-name="T26">truffle-config.js</text:span><text:span text:style-name="T13"> </text:span><text:span text:style-name="T20">and </text:span><text:span text:style-name="T27">three</text:span><text:span text:style-name="T13"> </text:span><text:span text:style-name="T27">folders</text:span><text:span text:style-name="T13"> to the project, called </text:span><text:span text:style-name="T24">migrations</text:span><text:span text:style-name="T13">,</text:span><text:span text:style-name="T24">contracts</text:span><text:span text:style-name="T13"> </text:span><text:span text:style-name="T14">and </text:span><text:span text:style-name="T25">test</text:span><text:span text:style-name="T14"> </text:span><text:span text:style-name="T15">(</text:span><text:span text:style-name="T18">for the </text:span><text:span text:style-name="T16">first time, </text:span><text:span text:style-name="T28">where</text:span><text:span text:style-name="T15"> the project </text:span><text:span text:style-name="T17">is located</text:span><text:span text:style-name="T15">)</text:span></text:p>
      <text:p text:style-name="P23"/>
      <text:p text:style-name="P28">&gt;&gt; <text:span text:style-name="T10">truffle init</text:span></text:p>
      <text:p text:style-name="P23"/>
      <text:p text:style-name="P23"/>
      <text:p text:style-name="P18"># Inside truffle-config.js, there is a section called, networks which is responsible to join you to Ganache or Ethereum network.</text:p>
      <text:p text:style-name="P19">After adjustments finishes in <text:span text:style-name="T34">truffle-config.js, </text:span>you carry on to write your contract in contracts folder.</text:p>
      <text:p text:style-name="P19">Now it’s time to run the contract:</text:p>
      <text:p text:style-name="P19"/>
      <text:p text:style-name="P27">&gt;&gt; truffle compile</text:p>
      <text:p text:style-name="P27"/>
      <text:p text:style-name="P37"># after com<text:span text:style-name="T35">p</text:span>ilation finishes, you reach a commit.</text:p>
      <text:p text:style-name="P11"><text:span text:style-name="T36">Inside your code, </text:span><text:span text:style-name="T37">the result of compilation will appear as </text:span><text:span text:style-name="T36">two compiled json </text:span><text:span text:style-name="T40">files</text:span><text:span text:style-name="T36"> </text:span><text:span text:style-name="T42">in abis folder, </text:span><text:span text:style-name="T37">inside </text:span><text:span text:style-name="T36">src </text:span><text:span text:style-name="T40">folder</text:span><text:span text:style-name="T36">(you already specified the location of these json files </text:span><text:span text:style-name="T39">through “contracts_build_directory” </text:span><text:span text:style-name="T41">key</text:span><text:span text:style-name="T39"> inside truffle-config.js) </text:span></text:p>
      <text:p text:style-name="P37"><text:s/></text:p>
      <text:p text:style-name="P37"/>
      <table:table table:name="Table4" table:style-name="Table4">
        <table:table-column table:style-name="Table4.A"/>
        <table:table-row table:style-name="TableLine93911226020896">
          <table:table-cell table:style-name="Table4.A1" office:value-type="string">
            <text:p text:style-name="P44">Migration in Truffle is equivalent to Deploy in Remix</text:p>
          </table:table-cell>
        </table:table-row>
      </table:table>
      <text:p text:style-name="P37"/>
      <text:p text:style-name="P24"/>
      <text:p text:style-name="P38"># The folder called “migration” is responsible for deployment.</text:p>
      <text:p text:style-name="P39"><text:span text:style-name="T4">To </text:span><text:span text:style-name="T9">migrate</text:span><text:span text:style-name="T4"> the contract </text:span><text:span text:style-name="T5">to </text:span><text:span text:style-name="T9">a decentralized</text:span><text:span text:style-name="T5"> database</text:span><text:span text:style-name="T4">:</text:span></text:p>
      <text:p text:style-name="P25"/>
      <text:p text:style-name="P29">&gt;&gt; <text:span text:style-name="T44">truffle </text:span><text:span text:style-name="T45">migrate</text:span></text:p>
      <text:p text:style-name="P29"/>
      <text:p text:style-name="P12"><text:span text:style-name="T38">&gt;&gt; after migration, contents inside abis folder are </text:span><text:span text:style-name="T43">modified</text:span><text:span text:style-name="T38">.</text:span></text:p>
      <text:p text:style-name="P48"/>
      <text:p text:style-name="P48"/>
      <text:p text:style-name="P49"># to start Truffle Terminal</text:p>
      <text:p text:style-name="P33"><text:span text:style-name="T6">&gt;&gt; truffle console</text:span><text:span text:style-name="T5"> </text:span></text:p>
      <text:p text:style-name="P50"/>
      <text:p text:style-name="P50"/>
      <text:p text:style-name="P22"><text:span text:style-name="T5"># </text:span><text:span text:style-name="T7">to exit:</text:span></text:p>
      <text:p text:style-name="P34"><text:span text:style-name="T3">&gt;&gt; </text:span><text:span text:style-name="T5">c</text:span><text:span text:style-name="T3">trl + d</text:span></text:p>
      <text:p text:style-name="P26"/>
      <text:p text:style-name="P23"/>
      <text:p text:style-name="P23"/>
      <text:p text:style-name="P20"># To start node console</text:p>
      <text:p text:style-name="P31">&gt;&gt; node</text:p>
      <text:p text:style-name="P31"/>
      <text:p text:style-name="P30"/>
      <text:p text:style-name="P22"><text:span text:style-name="T5"># </text:span><text:span text:style-name="T7">to exit:</text:span></text:p>
      <text:p text:style-name="P52">&gt;&gt; .exit</text:p>
      <text:p text:style-name="P30"/>
      <text:p text:style-name="P32"><text:soft-page-break/></text:p>
      <text:p text:style-name="P31"/>
      <text:p text:style-name="P21"># To deploy your contract inside truffle console</text:p>
      <text:p text:style-name="P32">&gt;&gt; contract_name.deployed()</text:p>
      <text:p text:style-name="P32"/>
      <text:p text:style-name="P32"/>
      <text:p text:style-name="P55"># await acts as sleep</text:p>
      <text:p text:style-name="P54">&gt;&gt; GreenBox = await Greenbox.deployed()</text:p>
      <text:p text:style-name="P56"># Here the answer will be undefined at that moment. But any time after that, if you recall <text:span text:style-name="T46">GreenBox, </text:span>it outputs deployed values of the contract </text:p>
      <text:p text:style-name="P32"/>
      <text:p text:style-name="P32"/>
      <text:p text:style-name="P32"/>
      <text:p text:style-name="P23"/>
      <text:p text:style-name="P23"/>
      <text:p text:style-name="P23">ghp_mLwYebHByjRyUY5N4ltkdcBStZ1q0t4ek6C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8T22:43:57.922777345</dc:date>
    <meta:editing-duration>PT21H50M22S</meta:editing-duration>
    <meta:editing-cycles>49</meta:editing-cycles>
    <meta:generator>LibreOffice/6.4.7.2$Linux_X86_64 LibreOffice_project/40$Build-2</meta:generator>
    <meta:document-statistic meta:table-count="4" meta:image-count="0" meta:object-count="0" meta:page-count="4" meta:paragraph-count="56" meta:word-count="362" meta:character-count="2455" meta:non-whitespace-character-count="2142"/>
  </office:meta>
</office:document-meta>
</file>